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CFSRI+CMTI12" svg:font-family="BCFSRI+CMTI12" style:font-family-generic="roman"/>
    <style:font-face style:name="HTCJCS+CMR12" svg:font-family="HTCJCS+CMR12" style:font-family-generic="roman"/>
    <style:font-face style:name="RKIBGS+CMR17" svg:font-family="RKIBGS+CMR17" style:font-family-generic="roman"/>
    <style:font-face style:name="UCJXOY+CMSY6" svg:font-family="UCJXOY+CMSY6" style:font-family-generic="roman"/>
    <style:font-face style:name="XODWLO+CMBX12" svg:font-family="XODWLO+CMBX12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RKIBGS+CMR17" fo:font-size="20.5pt" style:font-size-asian="20.5pt"/>
    </style:style>
    <style:style style:name="T2" style:family="text">
      <style:text-properties style:font-name="HTCJCS+CMR12" fo:font-size="14.5pt" style:font-size-asian="14.5pt"/>
    </style:style>
    <style:style style:name="T3" style:family="text">
      <style:text-properties style:font-name="HTCJCS+CMR12" fo:font-size="12pt" style:font-size-asian="12pt"/>
    </style:style>
    <style:style style:name="T4" style:family="text">
      <style:text-properties style:font-name="XODWLO+CMBX12" fo:font-size="25pt" style:font-size-asian="25pt"/>
    </style:style>
    <style:style style:name="T5" style:family="text">
      <style:text-properties style:font-name="XODWLO+CMBX12" fo:font-size="25pt" officeooo:rsid="001afe86" style:font-size-asian="25pt"/>
    </style:style>
    <style:style style:name="T6" style:family="text">
      <style:text-properties style:font-name="XODWLO+CMBX12" fo:font-size="17pt" style:font-size-asian="17pt"/>
    </style:style>
    <style:style style:name="T7" style:family="text">
      <style:text-properties style:font-name="XODWLO+CMBX12" fo:font-size="12pt" style:font-size-asian="12pt"/>
    </style:style>
    <style:style style:name="T8" style:family="text">
      <style:text-properties style:font-name="XODWLO+CMBX12" fo:font-size="14.5pt" style:font-size-asian="14.5pt"/>
    </style:style>
    <style:style style:name="T9" style:family="text">
      <style:text-properties style:font-name="BCFSRI+CMTI12" fo:font-size="12pt" style:font-size-asian="12pt"/>
    </style:style>
    <style:style style:name="T10" style:family="text">
      <style:text-properties style:font-name="UCJXOY+CMSY6" fo:font-size="6pt" style:font-size-asian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vant-projet du projet informatique</text:span></text:p>
      <text:p text:style-name="P1"><text:span text:style-name="T2">Matthieu Denoux - Groupe 1</text:span></text:p>
      <text:p text:style-name="P1"><text:span text:style-name="T2">15 janvier 2014</text:span></text:p>
      <text:p text:style-name="P1"><text:span text:style-name="T4">Chapitre 1</text:span></text:p>
      <text:p text:style-name="P1"><text:span text:style-name="T4">Pr</text:span><text:span text:style-name="T5">é</text:span><text:span text:style-name="T4">sentation du sujet</text:span></text:p>
      <text:p text:style-name="P1"><text:span text:style-name="T6">1.1 Principe general</text:span></text:p>
      <text:p text:style-name="P1"><text:span text:style-name="T3">Le sujet choisi a pour intitule </text:span><text:span text:style-name="T7">Babyfoot en reseau</text:span><text:span text:style-name="T3">. Il s'agit de concevoir un systeme complet</text:span></text:p>
      <text:p text:style-name="P1"><text:span text:style-name="T3">de jeu en reseau. Le systeme serait donc separe en deux parties, un serveur et un client. Chaque</text:span></text:p>
      <text:p text:style-name="P1"><text:span text:style-name="T3">joueur pourrait donc se connecter a une partie n'ayant pas encore commence et une fois le</text:span></text:p>
      <text:p text:style-name="P1"><text:span text:style-name="T3">nombre de joueurs reunis (</text:span><text:span text:style-name="T9">2 ou 4 </text:span><text:span text:style-name="T3">), la partie serait lancee. Il faut donc realiser a la fois le</text:span></text:p>
      <text:p text:style-name="P1"><text:span text:style-name="T3">systeme reseau, l'interface graphique et imaginer un gameplay qui rende le jeu agreable.</text:span></text:p>
      <text:p text:style-name="P1"><text:span text:style-name="T6">1.2 L'interface graphique</text:span></text:p>
      <text:p text:style-name="P1"><text:span text:style-name="T3">Au niveau de l'interface graphique, il faudra realiser plusieurs fen^etres successives de menus</text:span></text:p>
      <text:p text:style-name="P1"><text:span text:style-name="T3">pour parvenir jusqu'au jeu lui-m^eme. Ces fen^etres seront realisees avec la bibliotheque inclue</text:span></text:p>
      <text:p text:style-name="P1"><text:span text:style-name="T3">dans le package standard </text:span><text:span text:style-name="T7">Swing</text:span><text:span text:style-name="T3">. J'ai aussi choisi d'utiliser des JFrame et donc de programmer</text:span></text:p>
      <text:p text:style-name="P1"><text:span text:style-name="T3">une application a part entiere et non une appliquette.</text:span></text:p>
      <text:p text:style-name="P1"><text:span text:style-name="T7">Menu principal </text:span><text:span text:style-name="T3">Un premier menu, dit </text:span><text:span text:style-name="T9">menu principal</text:span><text:span text:style-name="T3">, permettra de commencer une nouvelle</text:span></text:p>
      <text:p text:style-name="P1"><text:span text:style-name="T3">partie en ligne, de rejoindre une partie deja en cours, de modier les options ou bien de quitter</text:span></text:p>
      <text:p text:style-name="P1"><text:span text:style-name="T3">le jeu. Un header sense unier les dierentes fen^etres sera aussi present, il donnera en plus une</text:span></text:p>
      <text:p text:style-name="P1"><text:span text:style-name="T3">certaine identite graphique au jeu.</text:span></text:p>
      <text:p text:style-name="P1"><text:span text:style-name="T7">Commencer une partie </text:span><text:span text:style-name="T3">Si l'on commence une nouvelle partie en ligne, on se retrouve dans</text:span></text:p>
      <text:p text:style-name="P1"><text:span text:style-name="T3">une </text:span><text:span text:style-name="T10"> </text:span><text:span text:style-name="T3">salle d'attente </text:span><text:span text:style-name="T10"/><text:span text:style-name="T3">. La, il est possible de congurer la partie que l'on souhaite lancer, l'ouvrir</text:span></text:p>
      <text:p text:style-name="P1"><text:span text:style-name="T3">a d'autres joueurs puis d'attendre que d'autres joueurs rejoignent la partie. Une fois que les</text:span></text:p>
      <text:p text:style-name="P1"><text:span text:style-name="T3">equipes sont completes, on peut lancer le jeu.</text:span></text:p>
      <text:p text:style-name="P1"><text:span text:style-name="T7">Rejoindre une partie </text:span><text:span text:style-name="T3">On peut aussi selectionner une partie dans la liste des parties deja</text:span></text:p>
      <text:p text:style-name="P1"><text:span text:style-name="T3">commencees, dans la limite des places disponibles. On rejoint alors un salon similaire a celui</text:span></text:p>
      <text:p text:style-name="P1"><text:span text:style-name="T3">decrit dans la section precedente ou l'on attend que la partie soit complete avant que le meneur,</text:span></text:p>
      <text:p text:style-name="P1"><text:span text:style-name="T3">celui qui a cree la partie, ne lance le jeu.</text:span></text:p>
      <text:p text:style-name="P1"><text:span text:style-name="T7">Deroulement d'une partie </text:span><text:span text:style-name="T3">Il y aurait deux gameplays dierents :</text:span></text:p>
      <text:p text:style-name="P1"><text:span text:style-name="T3">| l'un entierement manuel verrait le joueur ma^tre de ses possibilites. Ainsi, les </text:span><text:soft-page-break/><text:span text:style-name="T3">touches</text:span></text:p>
      <text:p text:style-name="P1"><text:span text:style-name="T10"> </text:span><text:span text:style-name="T3">A </text:span><text:span text:style-name="T10"/><text:span text:style-name="T3">, </text:span><text:span text:style-name="T10"> </text:span><text:span text:style-name="T3">Z </text:span><text:span text:style-name="T10"/><text:span text:style-name="T3">, </text:span><text:span text:style-name="T10"> </text:span><text:span text:style-name="T3">E </text:span><text:span text:style-name="T10"/><text:span text:style-name="T3">, </text:span><text:span text:style-name="T10"> </text:span><text:span text:style-name="T3">R </text:span><text:span text:style-name="T10"/><text:span text:style-name="T3">permettraient de selectionner la canne que l'on souhaiterait</text:span></text:p>
      <text:p text:style-name="P1"><text:span text:style-name="T3">manier. Les eches </text:span><text:span text:style-name="T10"> </text:span><text:span text:style-name="T3">Haut </text:span><text:span text:style-name="T10"/><text:span text:style-name="T3">et </text:span><text:span text:style-name="T10"> </text:span><text:span text:style-name="T3">Bas </text:span><text:span text:style-name="T10"/><text:span text:style-name="T3">permettraient quant a elle de deplacer les cannes</text:span></text:p>
      <text:p text:style-name="P1"><text:span text:style-name="T3">1</text:span></text:p>
      <text:p text:style-name="P1"><text:span text:style-name="T3">tandis que la barre espace commanderait le tir. Je ne pense pas realiser plusieurs puis-</text:span></text:p>
      <text:p text:style-name="P1"><text:span text:style-name="T3">sances de tir possibles mais cela pourrait consister en une amelioration de la richesse du</text:span></text:p>
      <text:p text:style-name="P1"><text:span text:style-name="T3">gameplay.</text:span></text:p>
      <text:p text:style-name="P1"><text:span text:style-name="T3">| l'autre, principalement rencontree dans les autres jeux de babyfoot trouves en ligne,</text:span></text:p>
      <text:p text:style-name="P1"><text:span text:style-name="T3">serait plus automatisee : les cannes se deplaceraient toutes ensemble de maniere syn-</text:span></text:p>
      <text:p text:style-name="P1"><text:span text:style-name="T3">chronisee avec les eches </text:span><text:span text:style-name="T10"> </text:span><text:span text:style-name="T3">Haut </text:span><text:span text:style-name="T10"/><text:span text:style-name="T3">et </text:span><text:span text:style-name="T10"> </text:span><text:span text:style-name="T3">Bas </text:span><text:span text:style-name="T10"/><text:span text:style-name="T3">. Le tir pourrait ^etre ou non automatise</text:span></text:p>
      <text:p text:style-name="P1"><text:span text:style-name="T3">selon que j'aurais le temps pour congurer cette fonctionnalite supplementaire.</text:span></text:p>
      <text:p text:style-name="P1"><text:span text:style-name="T7">Options </text:span><text:span text:style-name="T3">Un petit menu sera consacre aux options, notamment le type de jeu que l'on souhaite</text:span></text:p>
      <text:p text:style-name="P1"><text:span text:style-name="T3">utiliser (manuel ou automatise, auquel cas jusqu'a quel point) et d'autres options.</text:span></text:p>
      <text:p text:style-name="P1"><text:span text:style-name="T3">2</text:span></text:p>
      <text:p text:style-name="P1"><text:span text:style-name="T4">Chapitre 2</text:span></text:p>
      <text:p text:style-name="P1"><text:span text:style-name="T4">Analyse de la solution envisagee</text:span></text:p>
      <text:p text:style-name="P1"><text:span text:style-name="T6">2.1 Decoupage en modules</text:span></text:p>
      <text:p text:style-name="P1"><text:span text:style-name="T3">Je prevois de decouper le code en deux grandes parties :</text:span></text:p>
      <text:p text:style-name="P1"><text:span text:style-name="T3">| Partie client</text:span></text:p>
      <text:p text:style-name="P1"><text:span text:style-name="T3">| Partie serveur</text:span></text:p>
      <text:p text:style-name="P1"><text:span text:style-name="T3">Les deux parties (client/serveur) seront elles-m^emes separees en plusieurs modules.</text:span></text:p>
      <text:p text:style-name="P1"><text:span text:style-name="T3">| L'interface graphique (rangee dans /gui) qui sera absente du serveur</text:span></text:p>
      <text:p text:style-name="P1"><text:span text:style-name="T3">| La partie reseau de l'application (rangee dans /network), responsable de l'emission et</text:span></text:p>
      <text:p text:style-name="P1"><text:span text:style-name="T3">de la reception des requ^etes.</text:span></text:p>
      <text:p text:style-name="P1"><text:span text:style-name="T3">| Le cur algorithmique de l'application (rangee dans /core) contenant les classes gerant</text:span></text:p>
      <text:p text:style-name="P1"><text:span text:style-name="T3">les matchs, les joueurs, etc.</text:span></text:p>
      <text:p text:style-name="P1"><text:span text:style-name="T3">Chaque partie et chaque module comporteront donc plusieurs classes qui se chargeront chacune</text:span></text:p>
      <text:p text:style-name="P1"><text:span text:style-name="T3">d'une des t^aches du module parent.</text:span></text:p>
      <text:p text:style-name="P1"><text:span text:style-name="T6">2.2 L'interface graphique</text:span></text:p>
      <text:p text:style-name="P1"><text:span text:style-name="T7">MainFrame.java </text:span><text:span text:style-name="T3">Gere la fen^etre qui englobe tout le reste. On utilisera en fait des JPanel</text:span></text:p>
      <text:p text:style-name="P1"><text:span text:style-name="T3">pour modier le contenu de cette fen^etre. J'emp^echerai dans un premier temps de modier la</text:span></text:p>
      <text:p text:style-name="P1"><text:span text:style-name="T3">taille de la fen^etre pour eviter d'avoir des problemes de dessin du terrain de babyfoot a gerer.</text:span></text:p>
      <text:p text:style-name="P1"><text:span text:style-name="T3">Cette classe contient le </text:span><text:span text:style-name="T7">main </text:span><text:span text:style-name="T3">du programme.</text:span></text:p>
      <text:p text:style-name="P1"><text:span text:style-name="T7">BPanel.java </text:span><text:span text:style-name="T3">Classe abstraite presentant certaines actions mecaniques quant aux caracteristiques</text:span></text:p>
      <text:p text:style-name="P1"><text:soft-page-break/><text:span text:style-name="T3">des JPanel utilises (header, background color, taille, layoutmanager, etc.). La plupart des panels</text:span></text:p>
      <text:p text:style-name="P1"><text:span text:style-name="T3">ci-dessous en heritent.</text:span></text:p>
      <text:p text:style-name="P1"><text:span text:style-name="T7">ConnectPanel.java </text:span><text:span text:style-name="T3">Gere le premier ecran ache a l'ouverture du jeu. On y choisit le pseu-</text:span></text:p>
      <text:p text:style-name="P1"><text:span text:style-name="T3">donyme que l'on souhaite utiliser dans le reste du jeu et qui s'achera ensuite sur les ecrans</text:span></text:p>
      <text:p text:style-name="P1"><text:span text:style-name="T3">lors du contact avec d'autres joueurs.</text:span></text:p>
      <text:p text:style-name="P1"><text:span text:style-name="T7">MenuPanel.java </text:span><text:span text:style-name="T3">Gere le menu principal ache apres connexion. Contient les boutons qui</text:span></text:p>
      <text:p text:style-name="P1"><text:span text:style-name="T3">meneront vers les principales actions citees plus haut (nouvelle partie, rejoindre, options, quit-</text:span></text:p>
      <text:p text:style-name="P1"><text:span text:style-name="T3">ter).</text:span></text:p>
      <text:p text:style-name="P1"><text:span text:style-name="T7">NewPanel.java </text:span><text:span text:style-name="T3">Lorsque l'on lance une nouvelle partie, on obtient cet ecran qui contiendra les</text:span></text:p>
      <text:p text:style-name="P1"><text:span text:style-name="T3">principales options necessaires pour congurer une partie puis l'ouvrir a des joueurs exterieurs.</text:span></text:p>
      <text:p text:style-name="P1"><text:span text:style-name="T3">Une fois cette partie ouverte, on aboutit a une </text:span><text:span text:style-name="T9">salle d'attente</text:span><text:span text:style-name="T3">.</text:span></text:p>
      <text:p text:style-name="P1"><text:span text:style-name="T3">3</text:span></text:p>
      <text:p text:style-name="P1"><text:span text:style-name="T7">ServersPanel.java </text:span><text:span text:style-name="T3">Gere la liste des parties actuellement en recherche de joueurs lorsque l'on</text:span></text:p>
      <text:p text:style-name="P1"><text:span text:style-name="T3">cherche a rejoindre une partie. On selectionne une partie dans cette liste puis on aboutit a une</text:span></text:p>
      <text:p text:style-name="P1"><text:span text:style-name="T9">salle d'attente</text:span><text:span text:style-name="T3">.</text:span></text:p>
      <text:p text:style-name="P1"><text:span text:style-name="T7">WaitingRoomPanel.java </text:span><text:span text:style-name="T3">Une fois la partie conguree et ouverte, on aboutit dans cette</text:span></text:p>
      <text:p text:style-name="P1"><text:span text:style-name="T3">salle d'attente qui attendra que certaines conditions soient reunies pour permettre au jeu d'^etre</text:span></text:p>
      <text:p text:style-name="P1"><text:span text:style-name="T3">commence. On peut </text:span><text:span text:style-name="T9">aussi </text:span><text:span text:style-name="T3">y acceder depuis la partie </text:span><text:span text:style-name="T9">rejoindre une partie</text:span><text:span text:style-name="T3">.</text:span></text:p>
      <text:p text:style-name="P1"><text:span text:style-name="T7">GamePanel.java </text:span><text:span text:style-name="T3">La partie a proprement parler. Donc le conteneur du dessin du terrain qui</text:span></text:p>
      <text:p text:style-name="P1"><text:span text:style-name="T3">gere les elements exterieurs, les evenements et toute autre interaction avec le reste du code.</text:span></text:p>
      <text:p text:style-name="P1"><text:span text:style-name="T3">Inclut la zone de dessin decrite ci-dessous.</text:span></text:p>
      <text:p text:style-name="P1"><text:span text:style-name="T7">GameZone.java </text:span><text:span text:style-name="T3">Zone de dessin chargee de representer le terrain, les joueurs, etc.</text:span></text:p>
      <text:p text:style-name="P1"><text:span text:style-name="T7">ChatPanel.java </text:span><text:span text:style-name="T3">Une partie un peu a part qui est chargee de gerer l'achage du chat. Celui-</text:span></text:p>
      <text:p text:style-name="P1"><text:span text:style-name="T3">ci sera present a de nombreux endroits : la liste des parties disponibles, la salle d'attente, la</text:span></text:p>
      <text:p text:style-name="P1"><text:span text:style-name="T3">creation d'une partie et durant le jeu lui-m^eme. Or, tous ces achages sont centralises dans cet</text:span></text:p>
      <text:p text:style-name="P1"><text:span text:style-name="T3">unique chier qui centralise ainsi le traitement.</text:span></text:p>
      <text:p text:style-name="P1"><text:span text:style-name="T6">2.3 Le reseau</text:span></text:p>
      <text:p text:style-name="P1"><text:span text:style-name="T8">2.3.1 Le principe general</text:span></text:p>
      <text:p text:style-name="P1"><text:span text:style-name="T3">Des messages sont echanges entre le client et le serveur et ce de facon repetee. Il faut donc</text:span></text:p>
      <text:p text:style-name="P1"><text:span text:style-name="T3">utiliser des Thread pour gerer l'emission et la reception de donnees depuis le serveur et un</text:span></text:p>
      <text:p text:style-name="P1"><text:span text:style-name="T3">Thread pour gerer la reception c^ote client. Le serveur se chargera ensuite d'enregistrer les</text:span></text:p>
      <text:p text:style-name="P1"><text:soft-page-break/><text:span text:style-name="T3">donnees statiques devant ^etre conservees.</text:span></text:p>
      <text:p text:style-name="P1"><text:span text:style-name="T8">2.3.2 La partie client</text:span></text:p>
      <text:p text:style-name="P1"><text:span text:style-name="T7">Main.java </text:span><text:span text:style-name="T3">Il s'agit du main du client qui initialise les fen^etres et les dierentes classes uti-</text:span></text:p>
      <text:p text:style-name="P1"><text:span text:style-name="T3">lisees.</text:span></text:p>
      <text:p text:style-name="P1"><text:span text:style-name="T3">private static Player player ;</text:span></text:p>
      <text:p text:style-name="P1"><text:span text:style-name="T3">private static Chat chat ;</text:span></text:p>
      <text:p text:style-name="P1"><text:span text:style-name="T3">private static Client client ;</text:span></text:p>
      <text:p text:style-name="P1"><text:span text:style-name="T7">Client.java </text:span><text:span text:style-name="T3">Cette classe gere la connexion au serveur : il y a en tout trois connexions (une</text:span></text:p>
      <text:p text:style-name="P1"><text:span text:style-name="T3">pour le tchat, une pour les joueurs et une pour les donnees des matchs) an de pouvoir envoyer</text:span></text:p>
      <text:p text:style-name="P1"><text:span text:style-name="T3">plusieurs requ^etes simultanement du m^eme client. Toutes les requ^etes envoyees sont sous la</text:span></text:p>
      <text:p text:style-name="P1"><text:span text:style-name="T3">forme de cha^ne de caracteres avec l'utilisation de </text:span><text:span text:style-name="T10"> </text:span><text:span text:style-name="T3">- </text:span><text:span text:style-name="T10"/><text:span text:style-name="T3">comme separateurs.</text:span></text:p>
      <text:p text:style-name="P1"><text:span text:style-name="T3">private static Socket socketChat ;</text:span></text:p>
      <text:p text:style-name="P1"><text:span text:style-name="T3">private static Socket socketPlayer ;</text:span></text:p>
      <text:p text:style-name="P1"><text:span text:style-name="T3">private static Socket socketMatch ;</text:span></text:p>
      <text:p text:style-name="P1"><text:span text:style-name="T3">private ChatClient cc ;</text:span></text:p>
      <text:p text:style-name="P1"><text:span text:style-name="T3">private PlayerClient pc ;</text:span></text:p>
      <text:p text:style-name="P1"><text:span text:style-name="T3">private MatchClient mc ;</text:span></text:p>
      <text:p text:style-name="P1"><text:span text:style-name="T3">private Thread tChat ;</text:span></text:p>
      <text:p text:style-name="P1"><text:span text:style-name="T3">private Thread tPlayer ;</text:span></text:p>
      <text:p text:style-name="P1"><text:span text:style-name="T3">4</text:span></text:p>
      <text:p text:style-name="P1"><text:span text:style-name="T3">private Thread tMatch ;</text:span></text:p>
      <text:p text:style-name="P1"><text:span text:style-name="T7">PlayerClient.java </text:span><text:span text:style-name="T3">Gere les dierentes actions possibles par et sur les joueurs et les requ^etes</text:span></text:p>
      <text:p text:style-name="P1"><text:span text:style-name="T3">envoyees au serveur pour pouvoir satisfaire le systeme (connexion d'un joueur, deconnecter un</text:span></text:p>
      <text:p text:style-name="P1"><text:span text:style-name="T3">joueur, ajouter un match, etc.). Elle contient aussi un Thread qui ecoute l'entree de la socket.</text:span></text:p>
      <text:p text:style-name="P1"><text:span text:style-name="T7">MatchClient.java </text:span><text:span text:style-name="T3">Procede de la m^eme facon que PlayerClient pour les matchs, envoie les</text:span></text:p>
      <text:p text:style-name="P1"><text:span text:style-name="T3">requ^etes au serveur et</text:span></text:p>
      <text:p text:style-name="P1"><text:span text:style-name="T7">ChatClient.java </text:span><text:span text:style-name="T3">S'occupe de gerer la partie client du tchat : une fois instanciee par le Chat-</text:span></text:p>
      <text:p text:style-name="P1"><text:span text:style-name="T3">Panel, elle permet d'envoyer des donnees au serveur et de recuperer la liste des messages dis-</text:span></text:p>
      <text:p text:style-name="P1"><text:span text:style-name="T3">ponibles dans le salon. Elle permet aussi de changer de salon, d'acher la liste des salons et</text:span></text:p>
      <text:p text:style-name="P1"><text:span text:style-name="T3">celle des joueurs connectes sur le jeu.</text:span></text:p>
      <text:p text:style-name="P1"><text:span text:style-name="T8">2.3.3 La partie serveur</text:span></text:p>
      <text:p text:style-name="P1"><text:span text:style-name="T7">Server.java </text:span><text:span text:style-name="T3">Gere les dierentes requ^etes et les redirige vers les autres entites du serveur (chat,</text:span></text:p>
      <text:p text:style-name="P1"><text:span text:style-name="T3">jeu, etc.). Contient un systeme de Thread pour pouvoir gerer simultanement ces dierentes</text:span></text:p>
      <text:p text:style-name="P1"><text:span text:style-name="T3">actions, un Thread general qui gere les requ^etes.</text:span></text:p>
      <text:p text:style-name="P1"><text:span text:style-name="T3">ServerSocket socketserver = null ;</text:span></text:p>
      <text:p text:style-name="P1"><text:span text:style-name="T3">Socket socket = null ;</text:span></text:p>
      <text:p text:style-name="P1"><text:span text:style-name="T3">BueredReader in ;</text:span></text:p>
      <text:p text:style-name="P1"><text:span text:style-name="T3">PrintWriter out ;</text:span></text:p>
      <text:p text:style-name="P1"><text:soft-page-break/><text:span text:style-name="T3">String login ;</text:span></text:p>
      <text:p text:style-name="P1"><text:span text:style-name="T3">public static ChatServer tchat ;</text:span></text:p>
      <text:p text:style-name="P1"><text:span text:style-name="T3">public static PlayerServer tplayer ; b public static MatchServer tmatch ;</text:span></text:p>
      <text:p text:style-name="P1"><text:span text:style-name="T7">PlayerServer.java </text:span><text:span text:style-name="T3">Gere la connexion au serveur d'un des joueurs. L'enregistre dans une</text:span></text:p>
      <text:p text:style-name="P1"><text:span text:style-name="T3">liste de joueurs connectes. Peut aussi renvoyer la liste des joueurs connectes actuellement et</text:span></text:p>
      <text:p text:style-name="P1"><text:span text:style-name="T3">leur etat.</text:span></text:p>
      <text:p text:style-name="P1"><text:span text:style-name="T7">MatchServer.java </text:span><text:span text:style-name="T3">Gere tous les echanges de donnees sur les matchs. S'occupe ensuite de</text:span></text:p>
      <text:p text:style-name="P1"><text:span text:style-name="T3">fournir les informations necessaires au client sur l'etat actuel de la position de la balle par</text:span></text:p>
      <text:p text:style-name="P1"><text:span text:style-name="T3">exemple. Necessitera peut-^etre, pour des questions de reactivite, d'^etre multi-threade.</text:span></text:p>
      <text:p text:style-name="P1"><text:span text:style-name="T7">ChatServer.java </text:span><text:span text:style-name="T3">S'occupe de gerer la partie serveur du tchat : ecoute un port, recupere les</text:span></text:p>
      <text:p text:style-name="P1"><text:span text:style-name="T3">messages envoyes par des joueurs ainsi que le salon ou ils se trouvaient a ce moment la. Les</text:span></text:p>
      <text:p text:style-name="P1"><text:span text:style-name="T3">enregistre dans un chier ou bien dans une base de donnees (a voir).</text:span></text:p>
      <text:p text:style-name="P1"><text:span text:style-name="T6">2.4 Le cur algorithmique</text:span></text:p>
      <text:p text:style-name="P1"><text:span text:style-name="T7">Player.java </text:span><text:span text:style-name="T3">Le bloc de base du cur algorithmique est le joueur. Il est instancie par le serveur</text:span></text:p>
      <text:p text:style-name="P1"><text:span text:style-name="T3">et a plusieurs attributs : son login, son etat actuel (s'il est en train de jouer ou non). Si le joueur</text:span></text:p>
      <text:p text:style-name="P1"><text:span text:style-name="T3">est en match, la classe contient aussi les barres qu'il a le droit de deplacer.</text:span></text:p>
      <text:p text:style-name="P1"><text:span text:style-name="T3">private Match match ;</text:span></text:p>
      <text:p text:style-name="P1"><text:span text:style-name="T3">private String login ;</text:span></text:p>
      <text:p text:style-name="P1"><text:span text:style-name="T3">5</text:span></text:p>
      <text:p text:style-name="P1"><text:span text:style-name="T7">Match.java </text:span><text:span text:style-name="T3">Contient les donnees principales pour une partie, notamment l'avancement de la</text:span></text:p>
      <text:p text:style-name="P1"><text:span text:style-name="T3">partie, l'etat des scores, les joueurs y participant, etc. Sera appelee par le serveur. Cette classe</text:span></text:p>
      <text:p text:style-name="P1"><text:span text:style-name="T3">contient aussi toutes les informations sur les donnees factuelles d'une partie, a savoir la position</text:span></text:p>
      <text:p text:style-name="P1"><text:span text:style-name="T3">de la balle, la position des barres, etc.</text:span></text:p>
      <text:p text:style-name="P1"><text:span text:style-name="T3">private int leftScore ;</text:span></text:p>
      <text:p text:style-name="P1"><text:span text:style-name="T3">private int rightScore ;</text:span></text:p>
      <text:p text:style-name="P1"><text:span text:style-name="T3">private enum Types = ONEVSONE, TWOVSTWO, ONEVSTWO;</text:span></text:p>
      <text:p text:style-name="P1"><text:span text:style-name="T3">private enum States = WAITING, FULL, PLAYING, FINISHED ;</text:span></text:p>
      <text:p text:style-name="P1"><text:span text:style-name="T3">private Types type ;</text:span></text:p>
      <text:p text:style-name="P1"><text:span text:style-name="T3">private States state ;</text:span></text:p>
      <text:p text:style-name="P1"><text:span text:style-name="T3">private Player player1 ;</text:span></text:p>
      <text:p text:style-name="P1"><text:span text:style-name="T3">private Player player2 ;</text:span></text:p>
      <text:p text:style-name="P1"><text:span text:style-name="T3">private Player player3 ;</text:span></text:p>
      <text:p text:style-name="P1"><text:span text:style-name="T3">private Player player4 ;</text:span></text:p>
      <text:p text:style-name="P1"><text:span text:style-name="T7">Utils.java </text:span><text:span text:style-name="T3">Avoir une classe abstraite qui gere les fonctions utilitaires comme la mise-en-forme</text:span></text:p>
      <text:p text:style-name="P1"><text:span text:style-name="T3">de la date, la mise-en-forme des requ^etes, les fonctions de hash utilisees pour verier la validite</text:span></text:p>
      <text:p text:style-name="P1"><text:span text:style-name="T3">des requ^etes, etc.</text:span></text:p>
      <text:p text:style-name="P1"><text:span text:style-name="T7">Database.java </text:span><text:span text:style-name="T3">Gere la base de donnees PostGreSQL ou bien textuelle qui </text:span><text:soft-page-break/><text:span text:style-name="T3">pourrait ^etre</text:span></text:p>
      <text:p text:style-name="P1"><text:span text:style-name="T3">utilisee par le programme pour stocker des informations. A priori, seul le serveur interviendra</text:span></text:p>
      <text:p text:style-name="P1"><text:span text:style-name="T3">sur la base de donnees et y entrera les informations relatives a l'historique des tchats et des</text:span></text:p>
      <text:p text:style-name="P1"><text:span text:style-name="T3">matchs. Peut ^etre utile d'entrer directement depuis les clients les donnees dans la base sans</text:span></text:p>
      <text:p text:style-name="P1"><text:span text:style-name="T3">passer au prealable par le serveur (exemple : connexion d'un joueur, tchat, etc.). L'inter^et est</text:span></text:p>
      <text:p text:style-name="P1"><text:span text:style-name="T3">de n'avoir qu'une seule connexion.</text:span></text:p>
      <text:p text:style-name="P1"><text:span text:style-name="T3">6</text:span></text:p>
      <text:p text:style-name="P1"><text:span text:style-name="T4">Chapitre 3</text:span></text:p>
      <text:p text:style-name="P1"><text:span text:style-name="T4">Echeancier</text:span></text:p>
      <text:p text:style-name="P1"><text:span text:style-name="T3">1. </text:span><text:span text:style-name="T7">Fin Decembre </text:span><text:span text:style-name="T3">: rediger l'avant-projet.</text:span></text:p>
      <text:p text:style-name="P1"><text:span text:style-name="T3">2. </text:span><text:span text:style-name="T7">Debut/Mi Janvier </text:span><text:span text:style-name="T3">: obtenir la validation et les annotations sur la structure choisie.</text:span></text:p>
      <text:p text:style-name="P1"><text:span text:style-name="T3">3. </text:span><text:span text:style-name="T7">Fin Janvier </text:span><text:span text:style-name="T3">: realiser la partie graphique du programme et avoir regarde les grandes</text:span></text:p>
      <text:p text:style-name="P1"><text:span text:style-name="T3">lignes du developpement serveur / bases de donnees. Avoir mis au point les elements de</text:span></text:p>
      <text:p text:style-name="P1"><text:span text:style-name="T3">base du gameplay (interaction joueur/machine).</text:span></text:p>
      <text:p text:style-name="P1"><text:span text:style-name="T3">4. </text:span><text:span text:style-name="T7">Fin Fevrier </text:span><text:span text:style-name="T3">: developper le serveur et la gestion des dierents types de requ^etes. Mettre</text:span></text:p>
      <text:p text:style-name="P1"><text:span text:style-name="T3">au point le tchat et la gestion des joueurs avec la base de donnees.</text:span></text:p>
      <text:p text:style-name="P1"><text:span text:style-name="T3">5. </text:span><text:span text:style-name="T7">Mi Mars </text:span><text:span text:style-name="T3">: dresser les liens entre serveur et jeu. Tester.</text:span></text:p>
      <text:p text:style-name="P1"><text:span text:style-name="T3">7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CFSRI+CMTI12" svg:font-family="BCFSRI+CMTI12" style:font-family-generic="roman"/>
    <style:font-face style:name="HTCJCS+CMR12" svg:font-family="HTCJCS+CMR12" style:font-family-generic="roman"/>
    <style:font-face style:name="RKIBGS+CMR17" svg:font-family="RKIBGS+CMR17" style:font-family-generic="roman"/>
    <style:font-face style:name="UCJXOY+CMSY6" svg:font-family="UCJXOY+CMSY6" style:font-family-generic="roman"/>
    <style:font-face style:name="XODWLO+CMBX12" svg:font-family="XODWLO+CMBX12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Denoux</meta:initial-creator>
    <meta:creation-date>2014-03-13T16:15:46.549251588</meta:creation-date>
    <dc:date>2014-03-13T16:16:11.830080355</dc:date>
    <dc:creator>Matthieu Denoux</dc:creator>
    <meta:editing-duration>P0D</meta:editing-duration>
    <meta:editing-cycles>1</meta:editing-cycles>
    <meta:document-statistic meta:table-count="0" meta:image-count="0" meta:object-count="0" meta:page-count="6" meta:paragraph-count="186" meta:word-count="2309" meta:character-count="11524" meta:non-whitespace-character-count="9833"/>
    <meta:generator>LibreOffice/4.1.3.2$Linux_X86_64 LibreOffice_project/410m0$Build-2</meta:generator>
  </office:meta>
</office:document-meta>
</file>